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8e86ae" draw:textarea-horizontal-align="justify" draw:textarea-vertical-align="middle" draw:auto-grow-height="false" fo:min-height="7.25cm" fo:min-width="9.51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8.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5.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5cm" fo:min-width="8.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6.48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5.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33cm" fo:min-width="5.5cm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6.45cm" fo:min-width="8.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3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7.9cm"/>
      <style:paragraph-properties style:writing-mode="lr-tb"/>
    </style:style>
    <style:style style:name="gr1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666666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3cm" svg:stroke-color="#000000" draw:marker-start-width="0.65cm" draw:marker-end-width="0.65cm" draw:fill="none" draw:textarea-vertical-align="middle" fo:padding-top="0.275cm" fo:padding-bottom="0.275cm" fo:padding-left="0.4cm" fo:padding-right="0.4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8e86a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size="9pt" fo:language="en" fo:country="US" style:font-size-asian="11pt" style:font-size-complex="11pt"/>
    </style:style>
    <style:style style:name="T3" style:family="text">
      <style:text-properties fo:font-size="9pt" fo:language="pt" fo:country="B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0.011cm" svg:height="7.5cm" svg:x="9.389cm" svg:y="8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1.25cm" svg:x="9.9cm" svg:y="15.35cm">
          <text:p text:style-name="P2"><text:span text:style-name="T1">Shift-left</text:span> buffer 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1.9cm" svg:x="11.4cm" svg:y="17.8cm">
          <text:p text:style-name="P2">HT Vertical</text:p>
          <draw:enhanced-geometry svg:viewBox="0 0 21600 21600" draw:mirror-vertical="false" draw:type="rectangle" draw:enhanced-path="M 0 0 L 21600 0 21600 21600 0 21600 0 0 Z N"/>
        </draw:custom-shape>
        <draw:custom-shape draw:style-name="gr4" draw:text-style-name="P3" draw:layer="layout" svg:width="9cm" svg:height="2.1cm" svg:x="9.9cm" svg:y="12cm">
          <text:p text:style-name="P2">HT Horizonta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89cm" svg:height="6cm" svg:x="2.5cm" svg:y="3cm">
          <text:p text:style-name="P2"><text:span text:style-name="T1">Control Uni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6cm" svg:height="1.084cm" svg:x="11.4cm" svg:y="23.4cm">
          <text:p text:style-name="P2"><text:span text:style-name="T1">Sum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6cm" svg:height="1.083cm" svg:x="11.4cm" svg:y="21.59cm">
          <text:p text:style-name="P2"><text:span text:style-name="T1">Absolut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8.6cm" svg:height="6.7cm" svg:x="9.9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2" draw:id="id2" draw:layer="layout" svg:width="4cm" svg:height="1.084cm" draw:transform="skewX (0.00366519142918809) rotate (0.00401425727958696) translate (12.5cm 25.213cm)">
          <text:p text:style-name="P2"><text:span text:style-name="T1">S</text:span><text:span text:style-name="T1">A</text:span><text:span text:style-name="T1">T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.4cm" svg:height="1.9cm" svg:x="10.1cm" svg:y="8.9cm">
          <text:p text:style-name="P2"><text:span text:style-name="T1">Differences</text:span></text:p>
          <draw:enhanced-geometry svg:viewBox="0 0 21600 21600" draw:type="rectangle" draw:enhanced-path="M 0 0 L 21600 0 21600 21600 0 21600 0 0 Z N"/>
        </draw:custom-shape>
        <draw:g>
          <draw:g>
            <draw:line draw:style-name="gr11" draw:text-style-name="P5" draw:layer="layout" svg:x1="15.465cm" svg:y1="10.8cm" svg:x2="15.465cm" svg:y2="12cm">
              <text:p/>
            </draw:line>
            <draw:line draw:style-name="gr11" draw:text-style-name="P5" draw:layer="layout" svg:x1="16.193cm" svg:y1="10.8cm" svg:x2="16.193cm" svg:y2="12cm">
              <text:p/>
            </draw:line>
            <draw:line draw:style-name="gr11" draw:text-style-name="P5" draw:layer="layout" svg:x1="16.922cm" svg:y1="10.8cm" svg:x2="16.922cm" svg:y2="12cm">
              <text:p/>
            </draw:line>
            <draw:line draw:style-name="gr11" draw:text-style-name="P5" draw:layer="layout" svg:x1="14.736cm" svg:y1="10.8cm" svg:x2="14.736cm" svg:y2="12cm">
              <text:p/>
            </draw:line>
            <draw:line draw:style-name="gr11" draw:text-style-name="P5" draw:layer="layout" svg:x1="13.279cm" svg:y1="10.8cm" svg:x2="13.279cm" svg:y2="12cm">
              <text:p/>
            </draw:line>
            <draw:line draw:style-name="gr11" draw:text-style-name="P5" draw:layer="layout" svg:x1="14.008cm" svg:y1="10.8cm" svg:x2="14.008cm" svg:y2="12cm">
              <text:p/>
            </draw:line>
            <draw:line draw:style-name="gr11" draw:text-style-name="P5" draw:layer="layout" svg:x1="12.579cm" svg:y1="10.8cm" svg:x2="12.579cm" svg:y2="12cm">
              <text:p/>
            </draw:line>
            <draw:line draw:style-name="gr11" draw:text-style-name="P5" draw:layer="layout" svg:x1="11.879cm" svg:y1="10.8cm" svg:x2="11.879cm" svg:y2="12cm">
              <text:p/>
            </draw:line>
          </draw:g>
        </draw:g>
        <draw:g>
          <draw:g>
            <draw:line draw:style-name="gr11" draw:text-style-name="P5" draw:layer="layout" svg:x1="15.465cm" svg:y1="16.6cm" svg:x2="15.465cm" svg:y2="17.8cm">
              <text:p/>
            </draw:line>
            <draw:line draw:style-name="gr11" draw:text-style-name="P5" draw:layer="layout" svg:x1="16.193cm" svg:y1="16.6cm" svg:x2="16.193cm" svg:y2="17.8cm">
              <text:p/>
            </draw:line>
            <draw:line draw:style-name="gr11" draw:text-style-name="P5" draw:layer="layout" svg:x1="16.922cm" svg:y1="16.6cm" svg:x2="16.922cm" svg:y2="17.8cm">
              <text:p/>
            </draw:line>
            <draw:line draw:style-name="gr11" draw:text-style-name="P5" draw:layer="layout" svg:x1="14.736cm" svg:y1="16.6cm" svg:x2="14.736cm" svg:y2="17.8cm">
              <text:p/>
            </draw:line>
            <draw:line draw:style-name="gr11" draw:text-style-name="P5" draw:layer="layout" svg:x1="13.279cm" svg:y1="16.6cm" svg:x2="13.279cm" svg:y2="17.8cm">
              <text:p/>
            </draw:line>
            <draw:line draw:style-name="gr11" draw:text-style-name="P5" draw:layer="layout" svg:x1="14.008cm" svg:y1="16.6cm" svg:x2="14.008cm" svg:y2="17.8cm">
              <text:p/>
            </draw:line>
            <draw:line draw:style-name="gr11" draw:text-style-name="P5" draw:layer="layout" svg:x1="12.579cm" svg:y1="16.6cm" svg:x2="12.579cm" svg:y2="17.8cm">
              <text:p/>
            </draw:line>
            <draw:line draw:style-name="gr11" draw:text-style-name="P5" draw:layer="layout" svg:x1="11.879cm" svg:y1="16.6cm" svg:x2="11.879cm" svg:y2="17.8cm">
              <text:p/>
            </draw:line>
          </draw:g>
        </draw:g>
        <draw:g>
          <draw:g>
            <draw:line draw:style-name="gr11" draw:text-style-name="P5" draw:layer="layout" svg:x1="15.466cm" svg:y1="19.7cm" svg:x2="15.466cm" svg:y2="20.9cm">
              <text:p/>
            </draw:line>
            <draw:line draw:style-name="gr11" draw:text-style-name="P5" draw:layer="layout" svg:x1="16.194cm" svg:y1="19.7cm" svg:x2="16.194cm" svg:y2="20.9cm">
              <text:p/>
            </draw:line>
            <draw:line draw:style-name="gr11" draw:text-style-name="P5" draw:layer="layout" svg:x1="16.923cm" svg:y1="19.7cm" svg:x2="16.923cm" svg:y2="20.9cm">
              <text:p/>
            </draw:line>
            <draw:line draw:style-name="gr11" draw:text-style-name="P5" draw:layer="layout" svg:x1="14.737cm" svg:y1="19.7cm" svg:x2="14.737cm" svg:y2="20.9cm">
              <text:p/>
            </draw:line>
            <draw:line draw:style-name="gr11" draw:text-style-name="P5" draw:layer="layout" svg:x1="13.28cm" svg:y1="19.7cm" svg:x2="13.28cm" svg:y2="20.9cm">
              <text:p/>
            </draw:line>
            <draw:line draw:style-name="gr11" draw:text-style-name="P5" draw:layer="layout" svg:x1="14.009cm" svg:y1="19.7cm" svg:x2="14.009cm" svg:y2="20.9cm">
              <text:p/>
            </draw:line>
            <draw:line draw:style-name="gr11" draw:text-style-name="P5" draw:layer="layout" svg:x1="12.58cm" svg:y1="19.7cm" svg:x2="12.58cm" svg:y2="20.9cm">
              <text:p/>
            </draw:line>
            <draw:line draw:style-name="gr11" draw:text-style-name="P5" draw:layer="layout" svg:x1="11.88cm" svg:y1="19.7cm" svg:x2="11.88cm" svg:y2="20.9cm">
              <text:p/>
            </draw:line>
          </draw:g>
        </draw:g>
        <draw:g>
          <draw:line draw:style-name="gr12" draw:text-style-name="P6" draw:layer="layout" svg:x1="15.466cm" svg:y1="20.9cm" svg:x2="15.466cm" svg:y2="21.6cm">
            <text:p/>
          </draw:line>
          <draw:line draw:style-name="gr12" draw:text-style-name="P6" draw:layer="layout" svg:x1="16.194cm" svg:y1="20.9cm" svg:x2="16.194cm" svg:y2="21.6cm">
            <text:p/>
          </draw:line>
          <draw:line draw:style-name="gr12" draw:text-style-name="P6" draw:layer="layout" svg:x1="16.923cm" svg:y1="20.9cm" svg:x2="16.923cm" svg:y2="21.6cm">
            <text:p/>
          </draw:line>
          <draw:line draw:style-name="gr12" draw:text-style-name="P6" draw:layer="layout" svg:x1="14.737cm" svg:y1="20.9cm" svg:x2="14.737cm" svg:y2="21.6cm">
            <text:p/>
          </draw:line>
          <draw:line draw:style-name="gr12" draw:text-style-name="P6" draw:layer="layout" svg:x1="13.28cm" svg:y1="20.9cm" svg:x2="13.28cm" svg:y2="21.6cm">
            <text:p/>
          </draw:line>
          <draw:line draw:style-name="gr12" draw:text-style-name="P6" draw:layer="layout" svg:x1="14.009cm" svg:y1="20.9cm" svg:x2="14.009cm" svg:y2="21.6cm">
            <text:p/>
          </draw:line>
          <draw:line draw:style-name="gr12" draw:text-style-name="P6" draw:layer="layout" svg:x1="12.58cm" svg:y1="20.9cm" svg:x2="12.58cm" svg:y2="21.6cm">
            <text:p/>
          </draw:line>
          <draw:line draw:style-name="gr12" draw:text-style-name="P6" draw:layer="layout" svg:x1="11.88cm" svg:y1="20.9cm" svg:x2="11.88cm" svg:y2="21.6cm">
            <text:p/>
          </draw:line>
        </draw:g>
        <draw:g>
          <draw:line draw:style-name="gr12" draw:text-style-name="P6" draw:layer="layout" svg:x1="15.467cm" svg:y1="22.673cm" svg:x2="15.467cm" svg:y2="23.4cm">
            <text:p/>
          </draw:line>
          <draw:line draw:style-name="gr12" draw:text-style-name="P6" draw:layer="layout" svg:x1="16.195cm" svg:y1="22.673cm" svg:x2="16.195cm" svg:y2="23.4cm">
            <text:p/>
          </draw:line>
          <draw:line draw:style-name="gr12" draw:text-style-name="P6" draw:layer="layout" svg:x1="16.924cm" svg:y1="22.673cm" svg:x2="16.924cm" svg:y2="23.4cm">
            <text:p/>
          </draw:line>
          <draw:line draw:style-name="gr12" draw:text-style-name="P6" draw:layer="layout" svg:x1="14.738cm" svg:y1="22.673cm" svg:x2="14.738cm" svg:y2="23.4cm">
            <text:p/>
          </draw:line>
          <draw:line draw:style-name="gr12" draw:text-style-name="P6" draw:layer="layout" svg:x1="13.281cm" svg:y1="22.673cm" svg:x2="13.281cm" svg:y2="23.4cm">
            <text:p/>
          </draw:line>
          <draw:line draw:style-name="gr12" draw:text-style-name="P6" draw:layer="layout" svg:x1="14.01cm" svg:y1="22.673cm" svg:x2="14.01cm" svg:y2="23.4cm">
            <text:p/>
          </draw:line>
          <draw:line draw:style-name="gr12" draw:text-style-name="P6" draw:layer="layout" svg:x1="12.581cm" svg:y1="22.673cm" svg:x2="12.581cm" svg:y2="23.4cm">
            <text:p/>
          </draw:line>
          <draw:line draw:style-name="gr12" draw:text-style-name="P6" draw:layer="layout" svg:x1="11.881cm" svg:y1="22.673cm" svg:x2="11.881cm" svg:y2="23.4cm">
            <text:p/>
          </draw:line>
        </draw:g>
        <draw:connector draw:style-name="gr13" draw:text-style-name="P2" draw:layer="layout" svg:x1="11.4cm" svg:y1="23.942cm" svg:x2="12.5cm" svg:y2="25.755cm" draw:start-shape="id1" draw:start-glue-point="3" draw:end-shape="id2" draw:end-glue-point="3" svg:d="M11400 23942h-501v1813h1601" svg:viewBox="0 0 1602 1814">
          <text:p/>
        </draw:connector>
        <draw:line draw:style-name="gr12" draw:text-style-name="P6" draw:layer="layout" svg:x1="14.4cm" svg:y1="24.473cm" svg:x2="14.4cm" svg:y2="25.2cm">
          <text:p/>
        </draw:line>
        <draw:g>
          <draw:connector draw:style-name="gr14" draw:text-style-name="P5" draw:layer="layout" draw:line-skew="0.884cm" svg:x1="11.269cm" svg:y1="8.89cm" svg:x2="9.5cm" svg:y2="8.1cm" svg:d="M11269 8890v-790h-1769" svg:viewBox="0 0 1770 791">
            <text:p/>
          </draw:connector>
          <draw:connector draw:style-name="gr14" draw:text-style-name="P5" draw:layer="layout" draw:line-skew="1.01cm" svg:x1="11.52cm" svg:y1="8.89cm" svg:x2="9.5cm" svg:y2="7.8cm" svg:d="M11520 8890v-1090h-2020" svg:viewBox="0 0 2021 1091">
            <text:p/>
          </draw:connector>
          <draw:connector draw:style-name="gr14" draw:text-style-name="P5" draw:layer="layout" draw:line-skew="1.162cm" svg:x1="11.82cm" svg:y1="8.89cm" svg:x2="9.496cm" svg:y2="7.487cm" svg:d="M11820 8890v-1403h-2324" svg:viewBox="0 0 2325 1404">
            <text:p/>
          </draw:connector>
          <draw:connector draw:style-name="gr14" draw:text-style-name="P5" draw:layer="layout" draw:line-skew="1.295cm" svg:x1="12.1cm" svg:y1="8.89cm" svg:x2="9.509cm" svg:y2="7.143cm" svg:d="M12100 8890v-1747h-2591" svg:viewBox="0 0 2592 1748">
            <text:p/>
          </draw:connector>
          <draw:connector draw:style-name="gr14" draw:text-style-name="P5" draw:layer="layout" draw:line-skew="1.731cm" svg:x1="13.07cm" svg:y1="8.845cm" svg:x2="9.509cm" svg:y2="6.29cm" svg:d="M13070 8845h-49v-2555h-3512" svg:viewBox="0 0 3562 2556">
            <text:p/>
          </draw:connector>
          <draw:connector draw:style-name="gr14" draw:text-style-name="P5" draw:layer="layout" draw:line-skew="2.042cm" svg:x1="13.427cm" svg:y1="8.868cm" svg:x2="9.489cm" svg:y2="5.991cm" svg:d="M13427 8868h73v-2877h-4011" svg:viewBox="0 0 4012 2878">
            <text:p/>
          </draw:connector>
          <draw:line draw:style-name="gr11" draw:text-style-name="P5" draw:layer="layout" svg:x1="9.5cm" svg:y1="5.4cm" svg:x2="14.5cm" svg:y2="5.4cm">
            <text:p/>
          </draw:line>
          <draw:line draw:style-name="gr11" draw:text-style-name="P5" draw:layer="layout" svg:x1="14.5cm" svg:y1="8.9cm" svg:x2="14.5cm" svg:y2="5.4cm">
            <text:p/>
          </draw:line>
          <draw:line draw:style-name="gr11" draw:text-style-name="P5" draw:layer="layout" svg:x1="9.5cm" svg:y1="5.1cm" svg:x2="14.9cm" svg:y2="5.1cm">
            <text:p/>
          </draw:line>
          <draw:line draw:style-name="gr11" draw:text-style-name="P5" draw:layer="layout" svg:x1="9.5cm" svg:y1="4.8cm" svg:x2="15.3cm" svg:y2="4.8cm">
            <text:p/>
          </draw:line>
          <draw:line draw:style-name="gr11" draw:text-style-name="P5" draw:layer="layout" svg:x1="9.5cm" svg:y1="4.5cm" svg:x2="15.7cm" svg:y2="4.5cm">
            <text:p/>
          </draw:line>
          <draw:line draw:style-name="gr11" draw:text-style-name="P5" draw:layer="layout" svg:x1="9.5cm" svg:y1="4.2cm" svg:x2="16.1cm" svg:y2="4.2cm">
            <text:p/>
          </draw:line>
          <draw:line draw:style-name="gr11" draw:text-style-name="P5" draw:layer="layout" svg:x1="9.5cm" svg:y1="3.9cm" svg:x2="16.5cm" svg:y2="3.9cm">
            <text:p/>
          </draw:line>
          <draw:line draw:style-name="gr11" draw:text-style-name="P5" draw:layer="layout" svg:x1="9.5cm" svg:y1="3.6cm" svg:x2="17cm" svg:y2="3.6cm">
            <text:p/>
          </draw:line>
          <draw:line draw:style-name="gr11" draw:text-style-name="P5" draw:layer="layout" svg:x1="9.5cm" svg:y1="3.3cm" svg:x2="17.5cm" svg:y2="3.3cm">
            <text:p/>
          </draw:line>
          <draw:line draw:style-name="gr11" draw:text-style-name="P5" draw:layer="layout" svg:x1="14.9cm" svg:y1="8.9cm" svg:x2="14.9cm" svg:y2="5.1cm">
            <text:p/>
          </draw:line>
          <draw:line draw:style-name="gr11" draw:text-style-name="P5" draw:layer="layout" svg:x1="15.3cm" svg:y1="8.9cm" svg:x2="15.3cm" svg:y2="4.8cm">
            <text:p/>
          </draw:line>
          <draw:line draw:style-name="gr11" draw:text-style-name="P5" draw:layer="layout" svg:x1="15.7cm" svg:y1="8.9cm" svg:x2="15.7cm" svg:y2="4.5cm">
            <text:p/>
          </draw:line>
          <draw:line draw:style-name="gr11" draw:text-style-name="P5" draw:layer="layout" svg:x1="16.1cm" svg:y1="8.9cm" svg:x2="16.1cm" svg:y2="4.2cm">
            <text:p/>
          </draw:line>
          <draw:line draw:style-name="gr11" draw:text-style-name="P5" draw:layer="layout" svg:x1="16.5cm" svg:y1="8.9cm" svg:x2="16.5cm" svg:y2="3.9cm">
            <text:p/>
          </draw:line>
          <draw:line draw:style-name="gr11" draw:text-style-name="P5" draw:layer="layout" svg:x1="17cm" svg:y1="8.9cm" svg:x2="17cm" svg:y2="3.6cm">
            <text:p/>
          </draw:line>
          <draw:line draw:style-name="gr11" draw:text-style-name="P5" draw:layer="layout" svg:x1="17.5cm" svg:y1="8.9cm" svg:x2="17.5cm" svg:y2="3.3cm">
            <text:p/>
          </draw:line>
          <draw:line draw:style-name="gr11" draw:text-style-name="P5" draw:layer="layout" svg:x1="12.5cm" svg:y1="8.9cm" svg:x2="12.5cm" svg:y2="6.7cm">
            <text:p/>
          </draw:line>
          <draw:line draw:style-name="gr11" draw:text-style-name="P5" draw:layer="layout" svg:x1="11cm" svg:y1="8.9cm" svg:x2="11cm" svg:y2="8.5cm">
            <text:p/>
          </draw:line>
          <draw:line draw:style-name="gr11" draw:text-style-name="P5" draw:layer="layout" svg:x1="12.5cm" svg:y1="6.7cm" svg:x2="9.488cm" svg:y2="6.7cm">
            <text:p/>
          </draw:line>
          <draw:line draw:style-name="gr11" draw:text-style-name="P5" draw:layer="layout" svg:x1="11cm" svg:y1="8.5cm" svg:x2="9.5cm" svg:y2="8.5cm">
            <text:p/>
          </draw:line>
        </draw:g>
        <draw:line draw:style-name="gr12" draw:text-style-name="P5" draw:layer="layout" svg:x1="14.4cm" svg:y1="26.284cm" svg:x2="14.4cm" svg:y2="28.1cm">
          <text:p/>
        </draw:line>
        <draw:g>
          <draw:g>
            <draw:line draw:style-name="gr11" draw:text-style-name="P5" draw:layer="layout" svg:x1="12.353cm" svg:y1="14.1cm" svg:x2="12.353cm" svg:y2="15.35cm">
              <text:p/>
            </draw:line>
            <draw:line draw:style-name="gr11" draw:text-style-name="P5" draw:layer="layout" svg:x1="13.029cm" svg:y1="14.1cm" svg:x2="13.029cm" svg:y2="15.35cm">
              <text:p/>
            </draw:line>
            <draw:line draw:style-name="gr11" draw:text-style-name="P5" draw:layer="layout" svg:x1="11.676cm" svg:y1="14.1cm" svg:x2="11.676cm" svg:y2="15.35cm">
              <text:p/>
            </draw:line>
            <draw:line draw:style-name="gr11" draw:text-style-name="P5" draw:layer="layout" svg:x1="11cm" svg:y1="14.1cm" svg:x2="11cm" svg:y2="15.35cm">
              <text:p/>
            </draw:line>
            <draw:line draw:style-name="gr11" draw:text-style-name="P5" draw:layer="layout" svg:x1="17.054cm" svg:y1="14.1cm" svg:x2="17.054cm" svg:y2="15.35cm">
              <text:p/>
            </draw:line>
            <draw:line draw:style-name="gr11" draw:text-style-name="P5" draw:layer="layout" svg:x1="17.73cm" svg:y1="14.1cm" svg:x2="17.73cm" svg:y2="15.35cm">
              <text:p/>
            </draw:line>
            <draw:line draw:style-name="gr11" draw:text-style-name="P5" draw:layer="layout" svg:x1="16.377cm" svg:y1="14.1cm" svg:x2="16.377cm" svg:y2="15.35cm">
              <text:p/>
            </draw:line>
            <draw:line draw:style-name="gr11" draw:text-style-name="P5" draw:layer="layout" svg:x1="15.701cm" svg:y1="14.1cm" svg:x2="15.701cm" svg:y2="15.35cm">
              <text:p/>
            </draw:line>
          </draw:g>
        </draw:g>
        <draw:line draw:style-name="gr15" draw:text-style-name="P5" draw:layer="layout" svg:x1="1cm" svg:y1="4cm" svg:x2="2.5cm" svg:y2="4cm">
          <text:p/>
        </draw:line>
        <draw:line draw:style-name="gr15" draw:text-style-name="P5" draw:layer="layout" svg:x1="1cm" svg:y1="4.8cm" svg:x2="2.5cm" svg:y2="4.8cm">
          <text:p/>
        </draw:line>
        <draw:line draw:style-name="gr16" draw:text-style-name="P5" draw:layer="layout" svg:x1="9.9cm" svg:y1="16cm" svg:x2="8.5cm" svg:y2="16cm">
          <text:p/>
        </draw:line>
        <draw:line draw:style-name="gr16" draw:text-style-name="P5" draw:layer="layout" svg:x1="8.5cm" svg:y1="16cm" svg:x2="8.5cm" svg:y2="9cm">
          <text:p/>
        </draw:line>
        <draw:frame draw:style-name="gr17" draw:text-style-name="P7" draw:layer="layout" svg:width="2cm" svg:height="0.607cm" svg:x="10.1cm" svg:y="9.237cm">
          <draw:text-box>
            <text:p><text:span text:style-name="T2">loa</text:span><text:span text:style-name="T2">d</text:span></text:p>
          </draw:text-box>
        </draw:frame>
        <draw:frame draw:style-name="gr17" draw:text-style-name="P7" draw:layer="layout" svg:width="2cm" svg:height="0.607cm" svg:x="9.9cm" svg:y="12.238cm">
          <draw:text-box>
            <text:p><text:span text:style-name="T2">load</text:span></text:p>
          </draw:text-box>
        </draw:frame>
        <draw:frame draw:style-name="gr17" draw:text-style-name="P7" draw:layer="layout" svg:width="2cm" svg:height="0.607cm" svg:x="9.9cm" svg:y="15.539cm">
          <draw:text-box>
            <text:p><text:span text:style-name="T2">l</text:span><text:span text:style-name="T2">o</text:span><text:span text:style-name="T2">a</text:span><text:span text:style-name="T2">d</text:span></text:p>
          </draw:text-box>
        </draw:frame>
        <draw:frame draw:style-name="gr17" draw:text-style-name="P7" draw:layer="layout" svg:width="2cm" svg:height="0.607cm" svg:x="9.9cm" svg:y="15.94cm">
          <draw:text-box>
            <text:p><text:span text:style-name="T2">s</text:span><text:span text:style-name="T2">h</text:span><text:span text:style-name="T2">i</text:span><text:span text:style-name="T2">f</text:span><text:span text:style-name="T2">t</text:span></text:p>
          </draw:text-box>
        </draw:frame>
        <draw:frame draw:style-name="gr17" draw:text-style-name="P7" draw:layer="layout" svg:width="2cm" svg:height="0.607cm" svg:x="11.3cm" svg:y="18.04cm">
          <draw:text-box>
            <text:p><text:span text:style-name="T2">l</text:span><text:span text:style-name="T2">o</text:span><text:span text:style-name="T2">a</text:span><text:span text:style-name="T2">d</text:span></text:p>
          </draw:text-box>
        </draw:frame>
        <draw:frame draw:style-name="gr17" draw:text-style-name="P7" draw:layer="layout" svg:width="2cm" svg:height="0.607cm" svg:x="11.3cm" svg:y="21.641cm">
          <draw:text-box>
            <text:p><text:span text:style-name="T2">l</text:span><text:span text:style-name="T2">o</text:span><text:span text:style-name="T2">a</text:span><text:span text:style-name="T2">d</text:span></text:p>
          </draw:text-box>
        </draw:frame>
        <draw:frame draw:style-name="gr17" draw:text-style-name="P7" draw:layer="layout" svg:width="2cm" svg:height="0.607cm" svg:x="11.3cm" svg:y="23.542cm">
          <draw:text-box>
            <text:p><text:span text:style-name="T2">l</text:span><text:span text:style-name="T2">o</text:span><text:span text:style-name="T2">a</text:span><text:span text:style-name="T2">d</text:span></text:p>
          </draw:text-box>
        </draw:frame>
        <draw:frame draw:style-name="gr17" draw:text-style-name="P7" draw:layer="layout" svg:width="2cm" svg:height="0.607cm" svg:x="12.4cm" svg:y="25.243cm">
          <draw:text-box>
            <text:p><text:span text:style-name="T2">l</text:span><text:span text:style-name="T2">o</text:span><text:span text:style-name="T2">a</text:span><text:span text:style-name="T2">d</text:span></text:p>
          </draw:text-box>
        </draw:frame>
        <draw:frame draw:style-name="gr17" draw:text-style-name="P7" draw:layer="layout" svg:width="2cm" svg:height="0.607cm" svg:x="10.1cm" svg:y="9.838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7" draw:text-style-name="P7" draw:layer="layout" svg:width="2cm" svg:height="0.607cm" svg:x="9.9cm" svg:y="12.839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7" draw:text-style-name="P7" draw:layer="layout" svg:width="2cm" svg:height="0.607cm" svg:x="11.3cm" svg:y="18.54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7" draw:text-style-name="P7" draw:layer="layout" svg:width="2cm" svg:height="0.607cm" svg:x="11.3cm" svg:y="22.041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7" draw:text-style-name="P7" draw:layer="layout" svg:width="2cm" svg:height="0.607cm" svg:x="11.3cm" svg:y="23.942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7" draw:text-style-name="P7" draw:layer="layout" svg:width="2cm" svg:height="0.607cm" svg:x="12.4cm" svg:y="25.643cm">
          <draw:text-box>
            <text:p><text:span text:style-name="T2">e</text:span><text:span text:style-name="T2">n</text:span><text:span text:style-name="T2">a</text:span><text:span text:style-name="T2">b</text:span><text:span text:style-name="T2">l</text:span><text:span text:style-name="T2">e</text:span></text:p>
          </draw:text-box>
        </draw:frame>
        <draw:frame draw:style-name="gr18" draw:text-style-name="P7" draw:layer="layout" svg:width="2.1cm" svg:height="1.319cm" svg:x="16.4cm" svg:y="25.5cm">
          <draw:text-box>
            <text:p><text:span text:style-name="T2">←</text:span><text:span text:style-name="T2"> </text:span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r</text:span><text:span text:style-name="T3">a</text:span><text:span text:style-name="T3">d</text:span><text:span text:style-name="T3">o</text:span><text:span text:style-name="T3">r</text:span></text:p>
          </draw:text-box>
        </draw:frame>
        <draw:frame draw:style-name="gr18" draw:text-style-name="P7" draw:layer="layout" svg:width="2.1cm" svg:height="1.675cm" svg:x="6.4cm" svg:y="6.5cm">
          <draw:text-box>
            <text:p><text:span text:style-name="T2">←</text:span><text:span text:style-name="T2"> </text:span><text:span text:style-name="T3">c</text:span><text:span text:style-name="T3">o</text:span><text:span text:style-name="T3">n</text:span><text:span text:style-name="T3">t</text:span><text:span text:style-name="T3">a</text:span><text:span text:style-name="T3">d</text:span><text:span text:style-name="T3">o</text:span><text:span text:style-name="T3">r</text:span><text:span text:style-name="T3">e</text:span><text:span text:style-name="T3">s</text:span><text:span text:style-name="T3"> </text:span><text:span text:style-name="T3">p</text:span><text:span text:style-name="T3">r</text:span><text:span text:style-name="T3">a</text:span><text:span text:style-name="T3"> </text:span><text:span text:style-name="T3">s</text:span><text:span text:style-name="T3">a</text:span><text:span text:style-name="T3">b</text:span><text:span text:style-name="T3">e</text:span><text:span text:style-name="T3">r </text:span><text:span text:style-name="T3">o</text:span><text:span text:style-name="T3"> </text:span><text:span text:style-name="T3">c</text:span><text:span text:style-name="T3">i</text:span><text:span text:style-name="T3">c</text:span><text:span text:style-name="T3">l</text:span><text:span text:style-name="T3">o</text:span><text:span text:style-name="T3"> 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adrão" style:page-layout-name="PM1" draw:style-name="Mdp1">
      <draw:frame presentation:style-name="Padrão-title" draw:layer="backgroundobjects" svg:width="17.099cm" svg:height="4.624cm" svg:x="1.949cm" svg:y="2.105cm" presentation:class="title" presentation:placeholder="true">
        <draw:text-box/>
      </draw:frame>
      <draw:frame presentation:style-name="Padrão-outline1" draw:layer="backgroundobjects" svg:width="17.099cm" svg:height="16.064cm" svg:x="1.949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49cm" svg:y="26.23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08cm" svg:x="7.497cm" svg:y="26.23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08cm" svg:x="14.622cm" svg:y="26.233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8T11:31:47.354803448</meta:creation-date>
    <dc:date>2023-09-08T17:18:12.538577695</dc:date>
    <meta:editing-duration>PT5M56S</meta:editing-duration>
    <meta:editing-cycles>2</meta:editing-cycles>
    <meta:generator>LibreOffice/7.3.7.2$Linux_X86_64 LibreOffice_project/30$Build-2</meta:generator>
    <meta:document-statistic meta:object-count="141"/>
  </office:meta>
</office:document-meta>
</file>